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100" table:default-cell-style-name="Default"/>
        <table:table-row table:style-name="ro1"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table:number-columns-repeated="100" office:value-type="float" office:value="0.445317675442781" calcext:value-type="float">
            <text:p>0.4453176754</text:p>
          </table:table-cell>
        </table:table-row>
        <table:table-row table:style-name="ro1">
          <table:table-cell table:number-columns-repeated="100" office:value-type="float" office:value="0.262096390695046" calcext:value-type="float">
            <text:p>0.2620963907</text:p>
          </table:table-cell>
        </table:table-row>
        <table:table-row table:style-name="ro1">
          <table:table-cell table:number-columns-repeated="100" office:value-type="float" office:value="0.00455228104096385" calcext:value-type="float">
            <text:p>0.004552281</text:p>
          </table:table-cell>
        </table:table-row>
        <table:table-row table:style-name="ro1">
          <table:table-cell table:number-columns-repeated="100" office:value-type="float" office:value="0.0113959274237382" calcext:value-type="float">
            <text:p>0.0113959274</text:p>
          </table:table-cell>
        </table:table-row>
        <table:table-row table:style-name="ro1">
          <table:table-cell table:number-columns-repeated="100" table:style-name="ce1" office:value-type="float" office:value="-0.0000650187651223338" calcext:value-type="float">
            <text:p>-6.50E-005</text:p>
          </table:table-cell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4:28:49.246931737</meta:creation-date>
    <dc:date>2017-04-06T14:29:30.057739877</dc:date>
    <meta:editing-duration>P0D</meta:editing-duration>
    <meta:editing-cycles>1</meta:editing-cycles>
    <meta:document-statistic meta:table-count="1" meta:cell-count="700" meta:object-count="0"/>
    <meta:generator>LibreOffice/4.2.8.2$Linux_X86_64 LibreOffice_project/420m0$Build-2</meta:generator>
  </office:meta>
</office:document-meta>
</file>